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present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present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present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present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Heading_20_1" style:list-style-name=""/>
    <style:style style:name="P5" style:family="paragraph" style:parent-style-name="Heading_20_1" style:list-style-name="">
      <style:paragraph-properties fo:text-align="center" style:justify-single-word="false"/>
      <style:text-properties fo:font-variant="normal" fo:text-transform="none" fo:color="#666666" style:font-name="Arial" fo:letter-spacing="0.026cm" fo:font-style="normal" fo:font-weight="normal"/>
    </style:style>
    <style:style style:name="P6" style:family="paragraph" style:parent-style-name="Heading_20_1" style:list-style-name="" style:master-page-name="First_20_Page">
      <style:paragraph-properties fo:text-align="center" style:justify-single-word="false" style:page-number="auto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3">
      <style:paragraph-properties fo:break-before="page"/>
    </style:style>
    <style:style style:name="P9" style:family="paragraph" style:parent-style-name="Contents_20_Heading" style:master-page-name="Standard">
      <style:paragraph-properties style:page-number="1" fo:break-before="page"/>
    </style:style>
    <style:style style:name="P1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T1" style:family="text">
      <style:text-properties officeooo:rsid="000e1466"/>
    </style:style>
    <style:style style:name="T2" style:family="text">
      <style:text-properties officeooo:rsid="000e1e17"/>
    </style:style>
    <style:style style:name="T3" style:family="text">
      <style:text-properties officeooo:rsid="000e4a6f"/>
    </style:style>
    <style:style style:name="T4" style:family="text">
      <style:text-properties officeooo:rsid="000f777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bookmark-start text:name="__RefHeading__866_806074398"/><text:line-break/>Helsingin Yliopisto<text:bookmark-end text:name="__RefHeading__866_806074398"/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" text:outline-level="1"><text:bookmark-start text:name="__RefHeading__868_806074398"/>Aineopintojen harjoitustyö: Tietokantasovellus<text:bookmark-end text:name="__RefHeading__868_806074398"/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>013641469 Simo Kuutti</text:p>
      <text:p text:style-name="P3"><text:a xlink:type="simple" xlink:href="mailto:Simo.kuutti@helsinki.fi">Simo.kuutti@helsinki.fi</text:a>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Sisällysluettelo</text:p>
          </text:index-title>
          <text:p text:style-name="P10"><text:a xlink:type="simple" xlink:href="#__RefHeading__866_806074398" text:style-name="Index_20_Link" text:visited-style-name="Index_20_Link"><text:line-break/>Helsingin Yliopisto<text:tab/>1</text:a></text:p>
          <text:p text:style-name="P10"><text:a xlink:type="simple" xlink:href="#__RefHeading__868_806074398" text:style-name="Index_20_Link" text:visited-style-name="Index_20_Link">Aineopintojen harjoitustyö: Tietokantasovellus<text:tab/>1</text:a></text:p>
          <text:p text:style-name="P10"><text:a xlink:type="simple" xlink:href="#__RefHeading__495_1710945356" text:style-name="Index_20_Link" text:visited-style-name="Index_20_Link">1. Johdanto<text:tab/>2</text:a></text:p>
          <text:p text:style-name="P10"><text:a xlink:type="simple" xlink:href="#__RefHeading__497_1710945356" text:style-name="Index_20_Link" text:visited-style-name="Index_20_Link">2. Yleiskuva järjestelmästä<text:tab/>2</text:a></text:p>
          <text:p text:style-name="P11"><text:a xlink:type="simple" xlink:href="#__RefHeading__499_1710945356" text:style-name="Index_20_Link" text:visited-style-name="Index_20_Link">Sidosryhmäkaavio<text:tab/>2</text:a></text:p>
          <text:p text:style-name="P11"><text:a xlink:type="simple" xlink:href="#__RefHeading__501_1710945356" text:style-name="Index_20_Link" text:visited-style-name="Index_20_Link">Käyttäjäryhmät<text:tab/>3</text:a></text:p>
          <text:p text:style-name="P12"><text:a xlink:type="simple" xlink:href="#__RefHeading__503_1710945356" text:style-name="Index_20_Link" text:visited-style-name="Index_20_Link">Rekisteröitynyt käyttäjä<text:tab/>3</text:a></text:p>
          <text:p text:style-name="P12"><text:a xlink:type="simple" xlink:href="#__RefHeading__505_1710945356" text:style-name="Index_20_Link" text:visited-style-name="Index_20_Link">Käyttäjä<text:tab/>3</text:a></text:p>
          <text:p text:style-name="P10"><text:a xlink:type="simple" xlink:href="#__RefHeading__507_1710945356" text:style-name="Index_20_Link" text:visited-style-name="Index_20_Link">3. Käyttötapaukset<text:tab/>3</text:a></text:p>
          <text:p text:style-name="P11"><text:a xlink:type="simple" xlink:href="#__RefHeading__509_1710945356" text:style-name="Index_20_Link" text:visited-style-name="Index_20_Link">Rekisteröitynyt käyttäjä<text:tab/>3</text:a></text:p>
          <text:p text:style-name="P12"><text:a xlink:type="simple" xlink:href="#__RefHeading__511_1710945356" text:style-name="Index_20_Link" text:visited-style-name="Index_20_Link">Kirjautuminen<text:tab/>3</text:a></text:p>
          <text:p text:style-name="P12"><text:a xlink:type="simple" xlink:href="#__RefHeading__513_1710945356" text:style-name="Index_20_Link" text:visited-style-name="Index_20_Link">Kirjaaminen <text:tab/>3</text:a></text:p>
          <text:p text:style-name="P12"><text:a xlink:type="simple" xlink:href="#__RefHeading__515_1710945356" text:style-name="Index_20_Link" text:visited-style-name="Index_20_Link">Raporttien haku<text:tab/>3</text:a></text:p>
          <text:p text:style-name="P12"><text:a xlink:type="simple" xlink:href="#__RefHeading__517_1710945356" text:style-name="Index_20_Link" text:visited-style-name="Index_20_Link">Tietojen päivitys<text:tab/>4</text:a></text:p>
          <text:p text:style-name="P11"><text:a xlink:type="simple" xlink:href="#__RefHeading__519_1710945356" text:style-name="Index_20_Link" text:visited-style-name="Index_20_Link">Käyttäjä<text:tab/>4</text:a></text:p>
          <text:p text:style-name="P12"><text:a xlink:type="simple" xlink:href="#__RefHeading__521_1710945356" text:style-name="Index_20_Link" text:visited-style-name="Index_20_Link">Kulutustietojen haku<text:tab/>4</text:a></text:p>
          <text:p text:style-name="P12"><text:a xlink:type="simple" xlink:href="#__RefHeading__523_1710945356" text:style-name="Index_20_Link" text:visited-style-name="Index_20_Link">Käyttäjäksi rekisteröityminen <text:tab/>4</text:a></text:p>
          <text:p text:style-name="P10"><text:a xlink:type="simple" xlink:href="#__RefHeading__525_1710945356" text:style-name="Index_20_Link" text:visited-style-name="Index_20_Link">4. Järjestelmän Tietosisältö<text:tab/>4</text:a></text:p>
          <text:p text:style-name="P11"><text:a xlink:type="simple" xlink:href="#__RefHeading__527_1710945356" text:style-name="Index_20_Link" text:visited-style-name="Index_20_Link">Käsitekaavio<text:tab/>4</text:a></text:p>
          <text:p text:style-name="P11"><text:a xlink:type="simple" xlink:href="#__RefHeading__529_1710945356" text:style-name="Index_20_Link" text:visited-style-name="Index_20_Link">Tietokohteet<text:tab/>5</text:a></text:p>
          <text:p text:style-name="P12"><text:a xlink:type="simple" xlink:href="#__RefHeading__531_1710945356" text:style-name="Index_20_Link" text:visited-style-name="Index_20_Link">Kayttajat<text:tab/>5</text:a></text:p>
          <text:p text:style-name="P12"><text:a xlink:type="simple" xlink:href="#__RefHeading__533_1710945356" text:style-name="Index_20_Link" text:visited-style-name="Index_20_Link">Harjoitus<text:tab/>5</text:a></text:p>
          <text:p text:style-name="P12"><text:a xlink:type="simple" xlink:href="#__RefHeading__535_1710945356" text:style-name="Index_20_Link" text:visited-style-name="Index_20_Link">PaivaKirja<text:tab/>6</text:a></text:p>
          <text:p text:style-name="P10"><text:a xlink:type="simple" xlink:href="#__RefHeading__537_1710945356" text:style-name="Index_20_Link" text:visited-style-name="Index_20_Link">5. Relaatiotietokantakaavio<text:tab/>7</text:a></text:p>
          <text:p text:style-name="P10"><text:a xlink:type="simple" xlink:href="#__RefHeading__539_1710945356" text:style-name="Index_20_Link" text:visited-style-name="Index_20_Link">6. Järjestelmän yleisrakenne<text:tab/>8</text:a></text:p>
          <text:p text:style-name="P10"><text:a xlink:type="simple" xlink:href="#__RefHeading__541_1710945356" text:style-name="Index_20_Link" text:visited-style-name="Index_20_Link">7. Järjestelmän komponentit<text:tab/>8</text:a></text:p>
          <text:p text:style-name="P11"><text:a xlink:type="simple" xlink:href="#__RefHeading__543_1710945356" text:style-name="Index_20_Link" text:visited-style-name="Index_20_Link">Ohjelman puurakenne<text:tab/>8</text:a></text:p>
          <text:p text:style-name="P12"><text:a xlink:type="simple" xlink:href="#__RefHeading__545_1710945356" text:style-name="Index_20_Link" text:visited-style-name="Index_20_Link">Palvelimen tree-rakenne<text:tab/>8</text:a></text:p>
          <text:p text:style-name="P12"><text:a xlink:type="simple" xlink:href="#__RefHeading__547_1710945356" text:style-name="Index_20_Link" text:visited-style-name="Index_20_Link">Selaimen tree-kuvaus<text:tab/>9</text:a></text:p>
          <text:p text:style-name="P10"><text:a xlink:type="simple" xlink:href="#__RefHeading__551_1710945356" text:style-name="Index_20_Link" text:visited-style-name="Index_20_Link">8. Käyttöliittymän kuvaus<text:tab/>10</text:a></text:p>
          <text:p text:style-name="P10"><text:a xlink:type="simple" xlink:href="#__RefHeading__553_1710945356" text:style-name="Index_20_Link" text:visited-style-name="Index_20_Link">9. Asennusohje<text:tab/>10</text:a></text:p>
          <text:p text:style-name="P11"><text:a xlink:type="simple" xlink:href="#__RefHeading__555_1710945356" text:style-name="Index_20_Link" text:visited-style-name="Index_20_Link">Tietokanta<text:tab/>10</text:a></text:p>
          <text:p text:style-name="P11"><text:a xlink:type="simple" xlink:href="#__RefHeading__557_1710945356" text:style-name="Index_20_Link" text:visited-style-name="Index_20_Link">Ohjelman asennus<text:tab/>10</text:a></text:p>
          <text:p text:style-name="P10"><text:a xlink:type="simple" xlink:href="#__RefHeading__559_1710945356" text:style-name="Index_20_Link" text:visited-style-name="Index_20_Link">10. Käynnistys-/käyttöohje <text:tab/>11</text:a></text:p>
          <text:p text:style-name="P10"><text:a xlink:type="simple" xlink:href="#__RefHeading__561_1710945356" text:style-name="Index_20_Link" text:visited-style-name="Index_20_Link">11. Liitteet<text:tab/>11</text:a></text:p>
          <text:p text:style-name="P11"><text:a xlink:type="simple" xlink:href="#__RefHeading__563_1710945356" text:style-name="Index_20_Link" text:visited-style-name="Index_20_Link">Javadoc /target<text:tab/>11</text:a></text:p>
          <text:p text:style-name="P11"><text:a xlink:type="simple" xlink:href="#__RefHeading__565_1710945356" text:style-name="Index_20_Link" text:visited-style-name="Index_20_Link">Ohjelmakoodi <text:s/>/src<text:tab/>11</text:a></text:p>
          <text:p text:style-name="P11"><text:a xlink:type="simple" xlink:href="#__RefHeading__567_1710945356" text:style-name="Index_20_Link" text:visited-style-name="Index_20_Link">Tietokantalauseet /db<text:tab/>11</text:a></text:p>
        </text:index-body>
      </text:table-of-content>
      <text:h text:style-name="P4" text:outline-level="1"/>
      <text:h text:style-name="P7" text:outline-level="1"><text:bookmark-start text:name="__RefHeading__495_1710945356"/>1. Johdanto<text:bookmark-end text:name="__RefHeading__495_1710945356"/></text:h>
      <text:p text:style-name="Text_20_body"/>
      <text:p text:style-name="Text_20_body"><text:tab/></text:p>
      <text:p text:style-name="Text_20_body"><text:tab/>Ohjelma on syntynyt tietokantasovelluskurssin aikana ja sen <text:s/>tarkoitus on ylläpitää käyttäjän <text:tab/>päivittäisiä harjoitustietoja ja laskea harjoitukseen kulutetut kalorit. Kirjautuneen <text:tab/>käyttäjän on mahdollista ylläpitää omia tietoja, lajitietoja ja tulostaa raportteja omista <text:tab/>harjoituksista. <text:tab/>Kirja<text:span text:style-name="T3">u</text:span>tumattomien käyttäjien on myös mahdollista <text:tab/>saada tietoja eri lajien <text:tab/>kalorimääristä. </text:p>
      <text:p text:style-name="Text_20_body"><text:tab/>Ohjelman ajoympäristönä pitää olla servlettejä ja jsp-tekniikkaa tukeva <text:s/><text:tab/>palvelinohjelmisto( Tomcat tai vastaava). <text:span text:style-name="T1">Viimeisin versio JRE:stä on hyvä olla käytössä.</text:span></text:p>
      <text:p text:style-name="Text_20_body"><text:tab/>Tietokantana oletetaan käytettävän MYSQL-tietokantaa. Muut relaatiokannat voivat toimia <text:tab/>ohjelman kanssa tietyin konfiguraatiomuutoksin.</text:p>
      <text:h text:style-name="Heading_20_1" text:outline-level="1"><text:bookmark-start text:name="__RefHeading__497_1710945356"/>2. Yleiskuva järjestelmästä<text:bookmark-end text:name="__RefHeading__497_1710945356"/></text:h>
      <text:p text:style-name="Text_20_body"/>
      <text:h text:style-name="Heading_20_2" text:outline-level="2"><text:bookmark-start text:name="__RefHeading__499_1710945356"/>Sidosryhmäkaavio<text:bookmark-end text:name="__RefHeading__499_1710945356"/></text:h>
      <text:p text:style-name="Text_20_body"/>
      <text:p text:style-name="Text_20_body"/>
      <text:p text:style-name="Text_20_body"><draw:frame draw:style-name="fr1" draw:name="Objekti1" text:anchor-type="paragraph" svg:x="-2.08cm" svg:y="2.048cm" svg:width="21.59cm" svg:height="12.928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text:soft-page-break/></text:p>
      <text:p text:style-name="Text_20_body"/>
      <text:p text:style-name="Text_20_body"/>
      <text:p text:style-name="Text_20_body"/>
      <text:h text:style-name="Heading_20_2" text:outline-level="2"><text:bookmark-start text:name="__RefHeading__501_1710945356"/>Käyttäjäryhmät<text:bookmark-end text:name="__RefHeading__501_1710945356"/></text:h>
      <text:p text:style-name="Text_20_body"/>
      <text:h text:style-name="Heading_20_3" text:outline-level="3"><text:bookmark-start text:name="__RefHeading__503_1710945356"/>Rekisteröitynyt käyttäjä<text:bookmark-end text:name="__RefHeading__503_1710945356"/></text:h>
      <text:p text:style-name="Text_20_body"><text:tab/>Kirja<text:span text:style-name="T3">u</text:span>tuneella käyttäjällä tarkoitetaan ihmistä, joka on tallentanut oman profiili<text:span text:style-name="T3">nsa</text:span> tietokantaan <text:tab/>ja <text:span text:style-name="T3">alkanut</text:span> käyttä<text:span text:style-name="T3">ä</text:span> ohjelmaa. </text:p>
      <text:p text:style-name="Text_20_body"/>
      <text:h text:style-name="Heading_20_3" text:outline-level="3"><text:bookmark-start text:name="__RefHeading__505_1710945356"/>Käyttäjä<text:bookmark-end text:name="__RefHeading__505_1710945356"/></text:h>
      <text:p text:style-name="Text_20_body"><text:tab/>Käyttäjä on ihminen, joka hakee kaloritietoja eri lajien osalta ohjelmasta.</text:p>
      <text:p text:style-name="Text_20_body"/>
      <text:h text:style-name="Heading_20_1" text:outline-level="1"><text:bookmark-start text:name="__RefHeading__507_1710945356"/>3. Käyttötapaukset<text:bookmark-end text:name="__RefHeading__507_1710945356"/></text:h>
      <text:p text:style-name="Text_20_body"/>
      <text:h text:style-name="Heading_20_2" text:outline-level="2"><text:bookmark-start text:name="__RefHeading__509_1710945356"/>Rekisteröitynyt käyttäjä<text:bookmark-end text:name="__RefHeading__509_1710945356"/></text:h>
      <text:h text:style-name="Heading_20_3" text:outline-level="3"><text:bookmark-start text:name="__RefHeading__511_1710945356"/>Kirja<text:span text:style-name="T3">u</text:span>tuminen<text:bookmark-end text:name="__RefHeading__511_1710945356"/></text:h>
      <text:p text:style-name="Text_20_body"><text:tab/>Vain rekisteröitynyt käyttäjä voi kirja<text:span text:style-name="T3">u</text:span>tua ohjelmaan. Tämä mahdollistaa pääsyn tallentamaan <text:tab/>omia suorituksia ja muuttamaan tietoja.</text:p>
      <text:h text:style-name="Heading_20_3" text:outline-level="3"><text:bookmark-start text:name="__RefHeading__513_1710945356"/>Kirjaaminen<text:tab/><text:bookmark-end text:name="__RefHeading__513_1710945356"/></text:h>
      <text:p text:style-name="Text_20_body"><text:tab/>Käyttäjällä on mahdollisuu<text:span text:style-name="T1">s</text:span> kirjata omia harjoituksia ja tunnelmia järjestelmään. </text:p>
      <text:p text:style-name="Text_20_body"><text:tab/>Esimerkki: Käyttäjä lisää aamulla oman lenkin tiedot järjestelmään tälle päivälle ja illalla<text:tab/>Golfkierroksen tiedot samalla päivälle.</text:p>
      <text:p text:style-name="Text_20_body"/>
      <text:h text:style-name="Heading_20_3" text:outline-level="3"><text:bookmark-start text:name="__RefHeading__515_1710945356"/>Raporttien haku<text:bookmark-end text:name="__RefHeading__515_1710945356"/></text:h>
      <text:p text:style-name="Text_20_body"><text:tab/>Käyttäjä voi valita tietyn ajanjakson, josta hän saa harjoitusraportin käytetystä ajasta ja <text:tab/>kulutetuista kaloreista.</text:p>
      <text:h text:style-name="P8" text:outline-level="3"><text:bookmark-start text:name="__RefHeading__517_1710945356"/>Tietojen päivitys<text:bookmark-end text:name="__RefHeading__517_1710945356"/></text:h>
      <text:p text:style-name="Text_20_body"><text:tab/>Tietojen päivitys sisältää myös tietojen poiston ja päivityksen . Rekisteröi<text:span text:style-name="T3">tynee</text:span>n käyttäjän on <text:tab/>mahdollista päivittää omia käyttäjätietoja ja yleisiä lajitietoja. </text:p>
      <text:p text:style-name="Text_20_body"/>
      <text:p text:style-name="Text_20_body"/>
      <text:h text:style-name="Heading_20_2" text:outline-level="2"><text:bookmark-start text:name="__RefHeading__519_1710945356"/>Käyttäjä<text:bookmark-end text:name="__RefHeading__519_1710945356"/></text:h>
      <text:p text:style-name="Text_20_body"/>
      <text:h text:style-name="Heading_20_3" text:outline-level="3"><text:bookmark-start text:name="__RefHeading__521_1710945356"/>Kulutustietojen haku<text:bookmark-end text:name="__RefHeading__521_1710945356"/></text:h>
      <text:p text:style-name="Text_20_body"><text:tab/>Käyttäjällä on mahdollisuus hakea kaloritietoja eri lajien osalta. </text:p>
      <text:p text:style-name="Text_20_body"/>
      <text:h text:style-name="Heading_20_3" text:outline-level="3"><text:bookmark-start text:name="__RefHeading__523_1710945356"/>Käyttäjäksi rekisteröityminen <text:bookmark-end text:name="__RefHeading__523_1710945356"/></text:h>
      <text:p text:style-name="Text_20_body"><text:tab/>Jokaisella on oikeus rekisteröityä. <text:s/></text:p>
      <text:p text:style-name="Text_20_body"/>
      <text:h text:style-name="Heading_20_1" text:outline-level="1"><text:bookmark-start text:name="__RefHeading__525_1710945356"/>4. Järjestelmän Tietosisältö<text:bookmark-end text:name="__RefHeading__525_1710945356"/></text:h>
      <text:p text:style-name="Text_20_body"><draw:frame draw:style-name="fr1" draw:name="Object2" text:anchor-type="paragraph" svg:x="-2cm" svg:y="3.822cm" svg:width="21.59cm" svg:height="8.751cm" draw:z-index="0"><draw:object xlink:href="./Object 2" xlink:type="simple" xlink:show="embed" xlink:actuate="onLoad"/><draw:image xlink:href="./ObjectReplacements/Object 2" xlink:type="simple" xlink:show="embed" xlink:actuate="onLoad"/></draw:frame></text:p>
      <text:h text:style-name="Heading_20_2" text:outline-level="2"><text:bookmark-start text:name="__RefHeading__527_1710945356"/>Käsitekaavio<text:bookmark-end text:name="__RefHeading__527_1710945356"/></text:h>
      <text:p text:style-name="P1"/>
      <text:h text:style-name="Heading_20_2" text:outline-level="2"><text:bookmark-start text:name="__RefHeading__529_1710945356"/>Tietokohteet<text:bookmark-end text:name="__RefHeading__529_1710945356"/></text:h>
      <text:h text:style-name="Heading_20_2" text:outline-level="2"/>
      <text:h text:style-name="Heading_20_3" text:outline-level="3"><text:bookmark-start text:name="__RefHeading__531_1710945356"/>K<text:span text:style-name="T2">a</text:span>ytt<text:span text:style-name="T2">a</text:span>j<text:span text:style-name="T2">a</text:span>t<text:bookmark-end text:name="__RefHeading__531_1710945356"/></text:h>
      <text:p text:style-name="Text_20_body"><text:tab/><text:tab/><text:tab/><text:tab/><text:tab/>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Table_20_Heading">Attribuutit</text:p>
            </table:table-cell>
            <table:table-cell table:style-name="Table1.A1" office:value-type="string">
              <text:p text:style-name="Table_20_Heading">Arvojoukko</text:p>
            </table:table-cell>
            <table:table-cell table:style-name="Table1.C1" office:value-type="string">
              <text:p text:style-name="Table_20_Heading">Kuvaus</text:p>
            </table:table-cell>
          </table:table-row>
        </table:table-header-rows>
        <table:table-row>
          <table:table-cell table:style-name="Table1.A2" office:value-type="string">
            <text:p text:style-name="Table_20_Contents">ID</text:p>
          </table:table-cell>
          <table:table-cell table:style-name="Table1.A2" office:value-type="string">
            <text:p text:style-name="Table_20_Contents">Integer</text:p>
          </table:table-cell>
          <table:table-cell table:style-name="Table1.C2" office:value-type="string">
            <text:p text:style-name="Table_20_Contents">Avainkenttä</text:p>
          </table:table-cell>
        </table:table-row>
        <table:table-row>
          <table:table-cell table:style-name="Table1.A2" office:value-type="string">
            <text:p text:style-name="Table_20_Contents">Nimi</text:p>
          </table:table-cell>
          <table:table-cell table:style-name="Table1.A2" office:value-type="string">
            <text:p text:style-name="Table_20_Contents">Merkkijono max 50</text:p>
          </table:table-cell>
          <table:table-cell table:style-name="Table1.C2" office:value-type="string">
            <text:p text:style-name="Table_20_Contents">Käyttäjän Etu -ja Sukunimi</text:p>
          </table:table-cell>
        </table:table-row>
        <table:table-row>
          <table:table-cell table:style-name="Table1.A2" office:value-type="string">
            <text:p text:style-name="Table_20_Contents">KayttajaTunnus</text:p>
          </table:table-cell>
          <table:table-cell table:style-name="Table1.A2" office:value-type="string">
            <text:p text:style-name="Table_20_Contents">Merkkijono max 10</text:p>
          </table:table-cell>
          <table:table-cell table:style-name="Table1.C2" office:value-type="string">
            <text:p text:style-name="Table_20_Contents">Käyttäjätunnus kirja<text:span text:style-name="T3">u</text:span>tumiseen</text:p>
          </table:table-cell>
        </table:table-row>
        <table:table-row>
          <table:table-cell table:style-name="Table1.A2" office:value-type="string">
            <text:p text:style-name="Table_20_Contents">SalaSana</text:p>
          </table:table-cell>
          <table:table-cell table:style-name="Table1.A2" office:value-type="string">
            <text:p text:style-name="Table_20_Contents">Merkkijono max 10</text:p>
          </table:table-cell>
          <table:table-cell table:style-name="Table1.C2" office:value-type="string">
            <text:p text:style-name="Table_20_Contents">Salasana kirja<text:span text:style-name="T3">u</text:span>tumiseen</text:p>
          </table:table-cell>
        </table:table-row>
        <table:table-row>
          <table:table-cell table:style-name="Table1.A2" office:value-type="string">
            <text:p text:style-name="Table_20_Contents">Osoite</text:p>
          </table:table-cell>
          <table:table-cell table:style-name="Table1.A2" office:value-type="string">
            <text:p text:style-name="Table_20_Contents">Merkkijono max 45</text:p>
          </table:table-cell>
          <table:table-cell table:style-name="Table1.C2" office:value-type="string">
            <text:p text:style-name="Table_20_Contents"><text:s/>Käytetään versiossa 2</text:p>
          </table:table-cell>
        </table:table-row>
        <table:table-row>
          <table:table-cell table:style-name="Table1.A2" office:value-type="string">
            <text:p text:style-name="Table_20_Contents">Kaupunki</text:p>
          </table:table-cell>
          <table:table-cell table:style-name="Table1.A2" office:value-type="string">
            <text:p text:style-name="Table_20_Contents">Merkkijono max 45</text:p>
          </table:table-cell>
          <table:table-cell table:style-name="Table1.C2" office:value-type="string">
            <text:p text:style-name="Table_20_Contents">Käytetään versiossa 2</text:p>
          </table:table-cell>
        </table:table-row>
        <table:table-row>
          <table:table-cell table:style-name="Table1.A2" office:value-type="string">
            <text:p text:style-name="Table_20_Contents">Postinumero</text:p>
          </table:table-cell>
          <table:table-cell table:style-name="Table1.A2" office:value-type="string">
            <text:p text:style-name="Table_20_Contents">Merkkijono max 5</text:p>
          </table:table-cell>
          <table:table-cell table:style-name="Table1.C2" office:value-type="string">
            <text:p text:style-name="Table_20_Contents">Käytetään versiossa 2</text:p>
          </table:table-cell>
        </table:table-row>
        <table:table-row>
          <table:table-cell table:style-name="Table1.A2" office:value-type="string">
            <text:p text:style-name="Table_20_Contents">Paino</text:p>
          </table:table-cell>
          <table:table-cell table:style-name="Table1.A2" office:value-type="string">
            <text:p text:style-name="Table_20_Contents">Merkkijono max 5</text:p>
          </table:table-cell>
          <table:table-cell table:style-name="Table1.C2" office:value-type="string">
            <text:p text:style-name="Table_20_Contents">Käyttäjän tämän hetkinen paino</text:p>
          </table:table-cell>
        </table:table-row>
        <table:table-row>
          <table:table-cell table:style-name="Table1.A2" office:value-type="string">
            <text:p text:style-name="Table_20_Contents">Ika</text:p>
          </table:table-cell>
          <table:table-cell table:style-name="Table1.A2" office:value-type="string">
            <text:p text:style-name="Table_20_Contents">Merkkijono max 5</text:p>
          </table:table-cell>
          <table:table-cell table:style-name="Table1.C2" office:value-type="string">
            <text:p text:style-name="Table_20_Contents">Käytetään versiossa 2</text:p>
          </table:table-cell>
        </table:table-row>
      </table:table>
      <text:p text:style-name="Text_20_body"/>
      <text:p text:style-name="Text_20_body"/>
      <text:h text:style-name="Heading_20_3" text:outline-level="3"><text:bookmark-start text:name="__RefHeading__533_1710945356"/>Harjoitus<text:bookmark-end text:name="__RefHeading__533_1710945356"/></text:h>
      <text:p text:style-name="Text_20_body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Heading">Attribuutit</text:p>
          </table:table-cell>
          <table:table-cell table:style-name="Table2.A1" office:value-type="string">
            <text:p text:style-name="Table_20_Heading">Arvojoukko</text:p>
          </table:table-cell>
          <table:table-cell table:style-name="Table2.C1" office:value-type="string">
            <text:p text:style-name="Table_20_Heading">Kuvaus</text:p>
          </table:table-cell>
        </table:table-row>
        <table:table-row>
          <table:table-cell table:style-name="Table2.A2" office:value-type="string">
            <text:p text:style-name="Table_20_Contents">idHarjoitus</text:p>
          </table:table-cell>
          <table:table-cell table:style-name="Table2.A2" office:value-type="string">
            <text:p text:style-name="Table_20_Contents">Integer</text:p>
          </table:table-cell>
          <table:table-cell table:style-name="Table2.C2" office:value-type="string">
            <text:p text:style-name="Table_20_Contents">Avainkenttä</text:p>
          </table:table-cell>
        </table:table-row>
        <table:table-row>
          <table:table-cell table:style-name="Table2.A2" office:value-type="string">
            <text:p text:style-name="Table_20_Contents">Laji</text:p>
          </table:table-cell>
          <table:table-cell table:style-name="Table2.A2" office:value-type="string">
            <text:p text:style-name="Table_20_Contents">Merkkijono max 45</text:p>
          </table:table-cell>
          <table:table-cell table:style-name="Table2.C2" office:value-type="string">
            <text:p text:style-name="Table_20_Contents">Lajin nimi</text:p>
          </table:table-cell>
        </table:table-row>
        <table:table-row>
          <table:table-cell table:style-name="Table2.A2" office:value-type="string">
            <text:p text:style-name="Table_20_Contents">KaloritPerKilo</text:p>
          </table:table-cell>
          <table:table-cell table:style-name="Table2.A2" office:value-type="string">
            <text:p text:style-name="Table_20_Contents">Integer</text:p>
          </table:table-cell>
          <table:table-cell table:style-name="Table2.C2" office:value-type="string">
            <text:p text:style-name="Table_20_Contents">Lajikohtainen kalorien palaminen yhtä käyttäjän painokiloa vastaan</text:p>
          </table:table-cell>
        </table:table-row>
      </table:table>
      <text:p text:style-name="Text_20_body"/>
      <text:p text:style-name="Text_20_body"/>
      <text:h text:style-name="Heading_20_3" text:outline-level="3"><text:soft-page-break/></text:h>
      <text:h text:style-name="Heading_20_3" text:outline-level="3"/>
      <text:h text:style-name="Heading_20_3" text:outline-level="3"><text:bookmark-start text:name="__RefHeading__535_1710945356"/>PaivaKirja<text:bookmark-end text:name="__RefHeading__535_1710945356"/></text:h>
      <text:p text:style-name="Text_20_body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Table_20_Heading">Attribuutit</text:p>
          </table:table-cell>
          <table:table-cell table:style-name="Table3.A1" office:value-type="string">
            <text:p text:style-name="Table_20_Heading">Arvojoukko</text:p>
          </table:table-cell>
          <table:table-cell table:style-name="Table3.C1" office:value-type="string">
            <text:p text:style-name="Table_20_Heading">Kuvaus</text:p>
          </table:table-cell>
        </table:table-row>
        <table:table-row>
          <table:table-cell table:style-name="Table3.A2" office:value-type="string">
            <text:p text:style-name="Table_20_Contents">PaivaKirjaID</text:p>
          </table:table-cell>
          <table:table-cell table:style-name="Table3.A2" office:value-type="string">
            <text:p text:style-name="Table_20_Contents">Integer</text:p>
          </table:table-cell>
          <table:table-cell table:style-name="Table3.C2" office:value-type="string">
            <text:p text:style-name="Table_20_Contents">Avainkenttä</text:p>
          </table:table-cell>
        </table:table-row>
        <table:table-row>
          <table:table-cell table:style-name="Table3.A2" office:value-type="string">
            <text:p text:style-name="Table_20_Contents">Paivamaara</text:p>
          </table:table-cell>
          <table:table-cell table:style-name="Table3.A2" office:value-type="string">
            <text:p text:style-name="Table_20_Contents">Date</text:p>
          </table:table-cell>
          <table:table-cell table:style-name="Table3.C2" office:value-type="string">
            <text:p text:style-name="Table_20_Contents">Kirjauksen päivämäärä</text:p>
          </table:table-cell>
        </table:table-row>
        <table:table-row>
          <table:table-cell table:style-name="Table3.A2" office:value-type="string">
            <text:p text:style-name="Table_20_Contents">Nimi</text:p>
          </table:table-cell>
          <table:table-cell table:style-name="Table3.A2" office:value-type="string">
            <text:p text:style-name="Table_20_Contents">Merkkijono max 45</text:p>
          </table:table-cell>
          <table:table-cell table:style-name="Table3.C2" office:value-type="string">
            <text:p text:style-name="Table_20_Contents">Kayttäjän ID</text:p>
          </table:table-cell>
        </table:table-row>
        <table:table-row>
          <table:table-cell table:style-name="Table3.A2" office:value-type="string">
            <text:p text:style-name="Table_20_Contents">Harjoitus</text:p>
          </table:table-cell>
          <table:table-cell table:style-name="Table3.A2" office:value-type="string">
            <text:p text:style-name="Table_20_Contents">Merkkijono max 45</text:p>
          </table:table-cell>
          <table:table-cell table:style-name="Table3.C2" office:value-type="string">
            <text:p text:style-name="Table_20_Contents">Harjoitukseen käytetty aika</text:p>
          </table:table-cell>
        </table:table-row>
        <table:table-row>
          <table:table-cell table:style-name="Table3.A2" office:value-type="string">
            <text:p text:style-name="Table_20_Contents">Fiiilis</text:p>
          </table:table-cell>
          <table:table-cell table:style-name="Table3.A2" office:value-type="string">
            <text:p text:style-name="Table_20_Contents">Merkkijono max 45</text:p>
          </table:table-cell>
          <table:table-cell table:style-name="Table3.C2" office:value-type="string">
            <text:p text:style-name="Table_20_Contents">Harjoituksen jättämä tunne</text:p>
          </table:table-cell>
        </table:table-row>
        <table:table-row>
          <table:table-cell table:style-name="Table3.A2" office:value-type="string">
            <text:p text:style-name="Table_20_Contents">Kesto</text:p>
          </table:table-cell>
          <table:table-cell table:style-name="Table3.A2" office:value-type="string">
            <text:p text:style-name="Table_20_Contents">Merkkijono max 45</text:p>
          </table:table-cell>
          <table:table-cell table:style-name="Table3.C2" office:value-type="string">
            <text:p text:style-name="Table_20_Contents">Harjoituksen kesto tunteina</text:p>
          </table:table-cell>
        </table:table-row>
        <table:table-row>
          <table:table-cell table:style-name="Table3.A2" office:value-type="string">
            <text:p text:style-name="Table_20_Contents">KulutetutKalorit</text:p>
          </table:table-cell>
          <table:table-cell table:style-name="Table3.A2" office:value-type="string">
            <text:p text:style-name="Table_20_Contents">Merkkijono max 45</text:p>
          </table:table-cell>
          <table:table-cell table:style-name="Table3.C2" office:value-type="string">
            <text:p text:style-name="Table_20_Contents">Harjoituksen aikana kulutetut kalorit</text:p>
          </table:table-cell>
        </table:table-row>
        <table:table-row>
          <table:table-cell table:style-name="Table3.A2" office:value-type="string">
            <text:p text:style-name="Table_20_Contents">HarjoitusID</text:p>
          </table:table-cell>
          <table:table-cell table:style-name="Table3.A2" office:value-type="string">
            <text:p text:style-name="Table_20_Contents">Integer</text:p>
          </table:table-cell>
          <table:table-cell table:style-name="Table3.C2" office:value-type="string">
            <text:p text:style-name="Table_20_Contents">Harjoituksen tunnus</text:p>
          </table:table-cell>
        </table:table-row>
      </table:table>
      <text:p text:style-name="Text_20_body"><text:soft-page-break/></text:p>
      <text:p text:style-name="Text_20_body"/>
      <text:h text:style-name="Heading_20_1" text:outline-level="1"><text:bookmark-start text:name="__RefHeading__537_1710945356"/>5. Relaatiotietokantakaavio<text:bookmark-end text:name="__RefHeading__537_1710945356"/></text:h>
      <text:p text:style-name="Text_20_body"><draw:frame draw:style-name="fr2" draw:name="Object3" text:anchor-type="paragraph" svg:width="21.59cm" svg:height="17.445cm" draw:z-index="1"><draw:object xlink:href="./Object 3" xlink:type="simple" xlink:show="embed" xlink:actuate="onLoad"/><draw:image xlink:href="./ObjectReplacements/Object 3" xlink:type="simple" xlink:show="embed" xlink:actuate="onLoad"/></draw:frame></text:p>
      <text:h text:style-name="P7" text:outline-level="1"/>
      <text:h text:style-name="Heading_20_1" text:outline-level="1"><text:bookmark-start text:name="__RefHeading__539_1710945356"/>6. Järjestelmän yleisrakenne<text:bookmark-end text:name="__RefHeading__539_1710945356"/></text:h>
      <text:p text:style-name="Text_20_body"/>
      <text:p text:style-name="Text_20_body"><text:tab/>Ohjelman rakenne no<text:span text:style-name="T3">u</text:span>dattaa hyvin yksinkertaista jsp-servlet tekniikkaa. Muutamissa jsp-<text:tab/>sivuissa on alkuparametrien hakuun käytett<text:span text:style-name="T3">y</text:span> bean-komponentteja. <text:s/>Jsp- sivuilla tie<text:span text:style-name="T3">d</text:span>on <text:s/><text:tab/>näyttämiseen ja käsittelemiseen on käytetty JSTL tag-kirjastoja. </text:p>
      <text:p text:style-name="Text_20_body"><text:tab/>Tietokannan yksinkertaisuuteen on panostettu ja saatu aikaan hyvin käyttä<text:span text:style-name="T4">jä</text:span>ystävällinen malli.</text:p>
      <text:h text:style-name="Heading_20_1" text:outline-level="1"><text:bookmark-start text:name="__RefHeading__541_1710945356"/>7. Järjestelmän komponentit<text:bookmark-end text:name="__RefHeading__541_1710945356"/></text:h>
      <text:h text:style-name="Heading_20_2" text:outline-level="2"><text:bookmark-start text:name="__RefHeading__543_1710945356"/>Ohjelman puurakenne<text:bookmark-end text:name="__RefHeading__543_1710945356"/></text:h>
      <text:p text:style-name="Text_20_body"><text:tab/></text:p>
      <text:p text:style-name="Text_20_body"><text:tab/>Ohjelman rakenne on kuvattu puurakenteena. Mallissa palvelimen ja selaimen päät o<text:span text:style-name="T4">n</text:span> erotettu <text:tab/>toisistaan.</text:p>
      <text:h text:style-name="Heading_20_3" text:outline-level="3"><text:bookmark-start text:name="__RefHeading__545_1710945356"/>Palvelimen tree-rakenne<text:bookmark-end text:name="__RefHeading__545_1710945356"/></text:h>
      <text:p text:style-name="Text_20_body"><text:tab/>src </text:p>
      <text:p text:style-name="Text_20_body"><text:s/><text:tab/>└── main </text:p>
      <text:p text:style-name="Text_20_body"><text:s text:c="5"/><text:tab/>├── java </text:p>
      <text:p text:style-name="Text_20_body"><text:s text:c="5"/><text:tab/>│ └── fi </text:p>
      <text:p text:style-name="Text_20_body"><text:s text:c="12"/>└── helsinki </text:p>
      <text:p text:style-name="Text_20_body"><text:s text:c="13"/>└── sikuutti </text:p>
      <text:p text:style-name="Text_20_body"><text:s text:c="18"/>├── beans <text:s/>// Java beans paketti</text:p>
      <text:p text:style-name="Text_20_body"><text:s text:c="18"/>│ ├── HakuHarjoitus.java <text:s text:c="4"/>// Hakee kaikki harjoitukset </text:p>
      <text:p text:style-name="Text_20_body"><text:s text:c="18"/>│ ├── HakuKayttaja.java <text:s text:c="5"/>// <text:s/>Hakee käyttäjätiedot id:n mukaan</text:p>
      <text:p text:style-name="Text_20_body"><text:s text:c="18"/>│ └── HakuLista.java <text:s text:c="10"/>// Hakee kaikki lajitiedot </text:p>
      <text:p text:style-name="Text_20_body"><text:s text:c="18"/>└── tietokantasovellus <text:s text:c="8"/>// Servlet paketti</text:p>
      <text:p text:style-name="Text_20_body"><text:s text:c="22"/>├── ConnectionMan.java <text:s/>// tietokanta ajurit, ja tunnukset</text:p>
      <text:p text:style-name="Text_20_body"><text:s text:c="22"/>├── Lista.java <text:s text:c="18"/>// Raporttien muodostaminen</text:p>
      <text:p text:style-name="Text_20_body"><text:s text:c="22"/>├── Login.java <text:s text:c="16"/>// Kirja<text:span text:style-name="T4">u</text:span>tumislogiikka</text:p>
      <text:p text:style-name="Text_20_body"><text:s text:c="22"/>├── Logout.java <text:s text:c="13"/>// Uloskirja<text:span text:style-name="T4">u</text:span>tuminen </text:p>
      <text:p text:style-name="Text_20_body"><text:s text:c="22"/>├── Paivakirja.java <text:s text:c="8"/>//Päiväkirjan tiedot </text:p>
      <text:p text:style-name="Text_20_body"><text:s text:c="22"/>├── PaivitaHarjoitus.java <text:s/>// Päivit<text:span text:style-name="T4">t</text:span>ää Harjoitus-taulun</text:p>
      <text:p text:style-name="Text_20_body"><text:soft-page-break/><text:s text:c="22"/>├── PaivitaKayttaja.java <text:s text:c="2"/>// Päivittää Kayttäjat-taulua</text:p>
      <text:p text:style-name="Text_20_body"><text:s text:c="22"/>├── Selaus.java <text:s text:c="16"/>// Kirja<text:span text:style-name="T4">u</text:span>tumattomien kaloriselaus</text:p>
      <text:p text:style-name="Text_20_body"><text:s text:c="22"/>├── SQLDao.java <text:s text:c="12"/>// Kaikki ohjelman tietokantalauseet</text:p>
      <text:p text:style-name="Text_20_body"><text:s text:c="22"/>└── UusiKayttaja.java <text:s text:c="4"/>// Muodostaa uuden käyttäjän</text:p>
      <text:h text:style-name="Heading_20_3" text:outline-level="3"><text:bookmark-start text:name="__RefHeading__547_1710945356"/>Selaimen tree-kuvaus<text:bookmark-end text:name="__RefHeading__547_1710945356"/></text:h>
      <text:p text:style-name="Text_20_body"/>
      <text:p text:style-name="Text_20_body"><text:tab/>webapp </text:p>
      <text:p text:style-name="Text_20_body"><text:s text:c="9"/><text:tab/>├── index.jsp <text:s text:c="24"/><text:tab/>// <text:s/>Ohjelman etusivu. Kirja<text:span text:style-name="T4">u</text:span>tuminen</text:p>
      <text:p text:style-name="Text_20_body"><text:s text:c="9"/><text:tab/>├── Lista.jsp <text:s text:c="8"/><text:tab/><text:tab/>// <text:s/>Raporttisivu<text:tab/><text:tab/></text:p>
      <text:p text:style-name="Text_20_body"><text:s text:c="9"/><text:tab/>├── Paivakirja.jsp <text:tab/><text:tab/>// Ohjelman pääsivu. <text:span text:style-name="T4">Harjoitusten syöttö ja näyttö</text:span></text:p>
      <text:p text:style-name="Text_20_body"><text:s text:c="9"/><text:tab/>├── Paivita.jsp <text:tab/><text:tab/><text:tab/>// Päivittää Lajien tie<text:span text:style-name="T4">dot</text:span></text:p>
      <text:p text:style-name="Text_20_body"><text:s text:c="9"/><text:tab/>├── Paivita_kayttaja.jsp <text:tab/>// Päivittää käyttäjätiedot</text:p>
      <text:p text:style-name="Text_20_body"><text:s text:c="9"/><text:tab/>├── Selaus.jsp <text:tab/><text:tab/><text:tab/>// Ilman kirjausta toi<text:span text:style-name="T4">miva</text:span> kalorilaskurisivu</text:p>
      <text:p text:style-name="Text_20_body"><text:s text:c="9"/><text:tab/>├── tyyli.css <text:tab/><text:tab/><text:tab/>// tyylitiedostot<text:tab/></text:p>
      <text:p text:style-name="Text_20_body"><text:s text:c="9"/><text:tab/>├── UusiKayttaja.jsp <text:tab/><text:tab/>// Uuden käyttäjän muodostaminen</text:p>
      <text:p text:style-name="Text_20_body"><text:s text:c="9"/><text:tab/>└── WEB-INF </text:p>
      <text:p text:style-name="Text_20_body"><text:s text:c="13"/><text:tab/>└── web.xml</text:p>
      <text:p text:style-name="Text_20_body"/>
      <text:p text:style-name="Text_20_body"/>
      <text:h text:style-name="Heading_20_1" text:outline-level="1"/>
      <text:p text:style-name="Text_20_body"/>
      <text:p text:style-name="Text_20_body"/>
      <text:h text:style-name="Heading_20_1" text:outline-level="1"><text:soft-page-break/></text:h>
      <text:h text:style-name="Heading_20_1" text:outline-level="1"><text:bookmark-start text:name="__RefHeading__551_1710945356"/>8. Käyttöliittymän kuvaus<text:bookmark-end text:name="__RefHeading__551_1710945356"/></text:h>
      <text:p text:style-name="Text_20_body"><draw:frame draw:style-name="fr1" draw:name="Objekti2" text:anchor-type="paragraph" svg:x="-2.529cm" svg:y="0.273cm" svg:width="21.59cm" svg:height="7.85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/>
      <text:p text:style-name="Text_20_body"/>
      <text:h text:style-name="Heading_20_1" text:outline-level="1"><text:bookmark-start text:name="__RefHeading__553_1710945356"/>9. Asennusohje<text:bookmark-end text:name="__RefHeading__553_1710945356"/></text:h>
      <text:p text:style-name="Text_20_body"/>
      <text:h text:style-name="Heading_20_2" text:outline-level="2"><text:bookmark-start text:name="__RefHeading__555_1710945356"/>Tietokanta<text:bookmark-end text:name="__RefHeading__555_1710945356"/></text:h>
      <text:p text:style-name="Text_20_body"><text:tab/>Tietokannan asennuksen voi tehdä liitteenä olevalla tietokan<text:span text:style-name="T4">n</text:span>an skriptillä. Kanta asentuu <text:tab/>helpoiten MYSQL- tietokantaan. Voit vaihtaa ohjelman käyttäjätunnusta ja salasanaa <text:tab/>ConnectionMan-luokassa. Luokka joudutaan kääntämään uudestaan, mutta seuraavassa <text:tab/>versiossa kannan parametrien luku on XML-pohjainen. </text:p>
      <text:p text:style-name="Text_20_body"/>
      <text:h text:style-name="Heading_20_2" text:outline-level="2"><text:bookmark-start text:name="__RefHeading__557_1710945356"/>Ohjelman asennus<text:bookmark-end text:name="__RefHeading__557_1710945356"/></text:h>
      <text:p text:style-name="Text_20_body"><text:tab/>Ohjelman asennus käy helpoiten target-hakemistossa olevan war-tiedoston avulla. Tämä <text:s/><text:tab/>tiedosto siirretään servlet-palvelimen webbapps-hakemistoon, mistä se latautuu itsestään. <text:tab/>Käyttäjätunnukset ovat tietokannassa Kayttajat- taulussa.</text:p>
      <text:h text:style-name="Heading_20_1" text:outline-level="1"><text:bookmark-start text:name="__RefHeading__559_1710945356"/><text:soft-page-break/>10. Käynnistys-/käytt<text:span text:style-name="T4">ö</text:span>ohje<text:tab/><text:bookmark-end text:name="__RefHeading__559_1710945356"/></text:h>
      <text:p text:style-name="Text_20_body"/>
      <text:p text:style-name="Text_20_body">Ohjelma toimii tällä hetkellä <text:s/>t-users.cs.helsinki.fi/TietokantaSovellus-Tsoha osoitteessa.</text:p>
      <text:p text:style-name="Text_20_body">Voit luoda uu<text:span text:style-name="T1">d</text:span>en tunnuksen tai käyttää tunnuksia -U s <text:s/>-P k.</text:p>
      <text:p text:style-name="Text_20_body"/>
      <text:p text:style-name="Text_20_body"/>
      <text:h text:style-name="Heading_20_1" text:outline-level="1"><text:bookmark-start text:name="__RefHeading__561_1710945356"/>11. Liitteet<text:bookmark-end text:name="__RefHeading__561_1710945356"/></text:h>
      <text:p text:style-name="Text_20_body"/>
      <text:h text:style-name="Heading_20_2" text:outline-level="2"><text:bookmark-start text:name="__RefHeading__563_1710945356"/>Javadoc /target<text:bookmark-end text:name="__RefHeading__563_1710945356"/></text:h>
      <text:h text:style-name="Heading_20_2" text:outline-level="2"><text:bookmark-start text:name="__RefHeading__565_1710945356"/>Ohjelmakoodi <text:s/>/src<text:bookmark-end text:name="__RefHeading__565_1710945356"/></text:h>
      <text:h text:style-name="Heading_20_2" text:outline-level="2"><text:bookmark-start text:name="__RefHeading__567_1710945356"/>Tietokantalauseet /db<text:bookmark-end text:name="__RefHeading__567_1710945356"/></text:h>
      <text:p text:style-name="Text_20_body"/>
      <text:p text:style-name="Text_20_body">Liitteet löytyvät osoitteesta <text:a xlink:type="simple" xlink:href="https://github.com/simoku/TietokantaSovellus.git">https://github.com/simoku/TietokantaSovellus.git</text:a></text:p>
      <text:p text:style-name="Text_20_body">ylläkuvatuista hakemistoista.</text:p>
      <text:p text:style-name="Text_20_body"/>
      <text:p text:style-name="Text_20_body"/>
      <text:p text:style-name="Text_20_body"/>
      <text:h text:style-name="Heading_20_2" text:outline-level="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, Helvetica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  <style:master-page style:name="Index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9T11:09:56</meta:creation-date>
    <dc:date>2013-06-20T17:24:57.91</dc:date>
    <meta:editing-duration>PT3H15M</meta:editing-duration>
    <meta:editing-cycles>25</meta:editing-cycles>
    <meta:generator>LibreOffice/4.0.3.3$Windows_x86 LibreOffice_project/0eaa50a932c8f2199a615e1eb30f7ac74279539</meta:generator>
    <meta:document-statistic meta:table-count="3" meta:image-count="0" meta:object-count="4" meta:page-count="13" meta:paragraph-count="205" meta:word-count="747" meta:character-count="7236" meta:non-whitespace-character-count="67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idosryhmäkaavio</text:p>
          </draw:text-box>
        </draw:frame>
        <draw:frame presentation:style-name="pr2" draw:layer="layout" svg:width="24.639cm" svg:height="12.178cm" svg:x="1.4cm" svg:y="4.914cm" presentation:class="subtitle" presentation:placeholder="true" presentation:user-transformed="true">
          <draw:text-box/>
        </draw:frame>
        <draw:custom-shape draw:style-name="gr1" draw:text-style-name="P1" draw:layer="layout" svg:width="6.858cm" svg:height="4.064cm" svg:x="10.1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8.636cm" svg:height="0.962cm" svg:x="9.652cm" svg:y="5.334cm">
          <draw:text-box>
            <text:p>Rekisteröitynyt käyttäjä</text:p>
          </draw:text-box>
        </draw:frame>
        <draw:frame draw:style-name="gr3" draw:layer="layout" svg:width="2.792cm" svg:height="0.962cm" svg:x="10.414cm" svg:y="16.002cm">
          <draw:text-box>
            <text:p>Käyttäjä</text:p>
          </draw:text-box>
        </draw:frame>
        <draw:frame draw:style-name="gr4" draw:text-style-name="P2" draw:layer="layout" svg:width="3.664cm" svg:height="1.153cm" svg:x="8.79cm" svg:y="14.478cm">
          <draw:text-box>
            <text:p><text:span text:style-name="T1">Kulutustietojen haku</text:span></text:p>
          </draw:text-box>
        </draw:frame>
        <draw:frame draw:style-name="gr3" draw:text-style-name="P2" draw:layer="layout" svg:width="2.653cm" svg:height="0.645cm" svg:x="6.563cm" svg:y="7.874cm">
          <draw:text-box>
            <text:p><text:span text:style-name="T1">Kirjautuminen</text:span></text:p>
          </draw:text-box>
        </draw:frame>
        <draw:frame draw:style-name="gr5" draw:text-style-name="P2" draw:layer="layout" svg:width="3.563cm" svg:height="1.407cm" svg:x="9.652cm" svg:y="7.229cm">
          <draw:text-box>
            <text:p><text:span text:style-name="T1">Harjoituksien syöttö</text:span></text:p>
          </draw:text-box>
        </draw:frame>
        <draw:frame draw:style-name="gr3" draw:text-style-name="P2" draw:layer="layout" svg:width="2.983cm" svg:height="0.645cm" svg:x="13.277cm" svg:y="7.874cm">
          <draw:text-box>
            <text:p><text:span text:style-name="T1">Raporttien haku</text:span></text:p>
          </draw:text-box>
        </draw:frame>
        <draw:frame draw:style-name="gr3" draw:text-style-name="P2" draw:layer="layout" svg:width="2.995cm" svg:height="0.645cm" svg:x="15.538cm" svg:y="6.858cm">
          <draw:text-box>
            <text:p><text:span text:style-name="T1">Tietojen päivitys</text:span></text:p>
          </draw:text-box>
        </draw:frame>
        <draw:line draw:style-name="gr6" draw:text-style-name="P3" draw:layer="layout" svg:x1="10.16cm" svg:y1="6.096cm" svg:x2="8.128cm" svg:y2="8.519cm">
          <text:p/>
        </draw:line>
        <draw:line draw:style-name="gr6" draw:text-style-name="P3" draw:layer="layout" svg:x1="11.43cm" svg:y1="6.096cm" svg:x2="11.43cm" svg:y2="7.874cm">
          <text:p/>
        </draw:line>
        <draw:line draw:style-name="gr6" draw:text-style-name="P3" draw:layer="layout" svg:x1="16.002cm" svg:y1="6.096cm" svg:x2="18.034cm" svg:y2="8.382cm">
          <text:p/>
        </draw:line>
        <draw:line draw:style-name="gr7" draw:text-style-name="P3" draw:layer="layout" svg:x1="14.224cm" svg:y1="6.096cm" svg:x2="14.224cm" svg:y2="9.652cm">
          <text:p/>
        </draw:line>
        <draw:line draw:style-name="gr7" draw:text-style-name="P3" draw:layer="layout" svg:x1="11.43cm" svg:y1="7.874cm" svg:x2="11.938cm" svg:y2="9.906cm">
          <text:p/>
        </draw:line>
        <draw:line draw:style-name="gr7" draw:text-style-name="P3" draw:layer="layout" svg:x1="8.128cm" svg:y1="8.519cm" svg:x2="10.922cm" svg:y2="10.668cm">
          <text:p/>
        </draw:line>
        <draw:line draw:style-name="gr7" draw:text-style-name="P3" draw:layer="layout" svg:x1="18.034cm" svg:y1="8.382cm" svg:x2="16.51cm" svg:y2="10.668cm">
          <text:p/>
        </draw:line>
        <draw:frame draw:style-name="gr3" draw:text-style-name="P2" draw:layer="layout" svg:width="4.947cm" svg:height="0.645cm" svg:x="13.489cm" svg:y="14.732cm">
          <draw:text-box>
            <text:p><text:span text:style-name="T1">Käyttäjäksi rekisteröityminen</text:span></text:p>
          </draw:text-box>
        </draw:frame>
        <draw:line draw:style-name="gr7" draw:text-style-name="P3" draw:layer="layout" svg:x1="10.668cm" svg:y1="16.51cm" svg:x2="11.684cm" svg:y2="13.462cm">
          <text:p/>
        </draw:line>
        <draw:line draw:style-name="gr7" draw:text-style-name="P3" draw:layer="layout" svg:x1="12.954cm" svg:y1="16.256cm" svg:x2="15.24cm" svg:y2="13.462cm">
          <text:p/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äsitekaavio</text:p>
          </draw:text-box>
        </draw:frame>
        <draw:frame presentation:style-name="pr2" draw:layer="layout" svg:width="24.639cm" svg:height="12.178cm" svg:x="1.4cm" svg:y="4.914cm" presentation:class="subtitle" presentation:user-transformed="true">
          <draw:text-box>
            <text:p/>
            <text:p/>
          </draw:text-box>
        </draw:frame>
        <draw:custom-shape draw:style-name="gr1" draw:text-style-name="P1" draw:layer="layout" svg:width="3.81cm" svg:height="4.572cm" svg:x="4.064cm" svg:y="5.588cm">
          <text:p text:style-name="P1">Kayttaja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4.064cm" svg:x="10.414cm" svg:y="10.922cm">
          <text:p text:style-name="P1">PaivaKirj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3.81cm" svg:x="17.78cm" svg:y="5.842cm">
          <text:p text:style-name="P1">Harjoitu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874cm" svg:y1="10.16cm" svg:x2="10.414cm" svg:y2="11.938cm">
          <text:p/>
        </draw:line>
        <draw:line draw:style-name="gr2" draw:text-style-name="P1" draw:layer="layout" svg:x1="15.24cm" svg:y1="11.938cm" svg:x2="18.288cm" svg:y2="9.652cm">
          <text:p/>
        </draw:line>
        <draw:frame draw:style-name="gr3" draw:layer="layout" svg:width="0.853cm" svg:height="0.962cm" svg:x="7.62cm" svg:y="10.668cm">
          <draw:text-box>
            <text:p>1</text:p>
          </draw:text-box>
        </draw:frame>
        <draw:frame draw:style-name="gr3" draw:layer="layout" svg:width="0.748cm" svg:height="0.962cm" svg:x="9.652cm" svg:y="12.192cm">
          <draw:text-box>
            <text:p>*</text:p>
          </draw:text-box>
        </draw:frame>
        <draw:frame draw:style-name="gr3" draw:layer="layout" svg:width="0.853cm" svg:height="0.962cm" svg:x="18.542cm" svg:y="9.906cm">
          <draw:text-box>
            <text:p>1</text:p>
          </draw:text-box>
        </draw:frame>
        <draw:frame draw:style-name="gr3" draw:layer="layout" svg:width="0.748cm" svg:height="0.962cm" svg:x="16.002cm" svg:y="12.7cm">
          <draw:text-box>
            <text:p>*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laatiotietokantakaavio</text:p>
          </draw:text-box>
        </draw:frame>
        <draw:custom-shape draw:style-name="gr1" draw:text-style-name="P1" draw:layer="layout" svg:width="5.842cm" svg:height="5.334cm" svg:x="10.668cm" svg:y="8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72cm" svg:height="4.318cm" svg:x="2.54cm" svg:y="5.334cm">
          <text:p text:style-name="P2"><text:span text:style-name="T1">&lt;&lt;key&gt;&gt;-idHarjoitus:in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88cm" svg:height="4.826cm" svg:x="20.32cm" svg:y="5.334cm">
          <text:p text:style-name="P2"><text:span text:style-name="T1">&lt;&lt;key&gt;&gt;-KayttajaTunnus: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88cm" svg:height="1.27cm" svg:x="20.32cm" svg:y="5.334cm">
          <text:p text:style-name="P2">Kayttaja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72cm" svg:height="1.27cm" svg:x="2.54cm" svg:y="5.334cm">
          <text:p text:style-name="P2">Harjoitu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1.27cm" svg:x="10.668cm" svg:y="8.89cm">
          <text:p text:style-name="P2">PaivaKirja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699cm" svg:height="0.645cm" svg:x="20.906cm" svg:y="6.858cm">
          <draw:text-box>
            <text:p><text:span text:style-name="T1">&lt;&lt;key&gt;&gt; id:int</text:span></text:p>
          </draw:text-box>
        </draw:frame>
        <draw:frame draw:style-name="gr3" draw:text-style-name="P4" draw:layer="layout" svg:width="4.634cm" svg:height="2.615cm" svg:x="10.922cm" svg:y="10.365cm">
          <draw:text-box>
            <text:p><text:span text:style-name="T1">&lt;&lt;key&gt;&gt;-PaivaKirjaID:int</text:span></text:p>
            <text:p><text:span text:style-name="T1">&lt;&lt;key&gt;&gt;-Paivamaara:date</text:span></text:p>
            <text:p><text:span text:style-name="T1">&lt;&lt;key&gt;&gt;-Nimi:String</text:span></text:p>
            <text:p><text:span text:style-name="T1">&lt;&lt;key&gt;&gt;-HarjoitusID:int</text:span></text:p>
            <text:p><text:span text:style-name="T1"/></text:p>
            <text:p><text:span text:style-name="T1">-Nimi : int</text:span></text:p>
          </draw:text-box>
        </draw:frame>
        <draw:line draw:style-name="gr4" draw:text-style-name="P2" draw:layer="layout" svg:x1="7.112cm" svg:y1="7.62cm" svg:x2="9.144cm" svg:y2="7.62cm">
          <text:p/>
        </draw:line>
        <draw:line draw:style-name="gr4" draw:text-style-name="P2" draw:layer="layout" svg:x1="9.144cm" svg:y1="7.62cm" svg:x2="9.144cm" svg:y2="11.684cm">
          <text:p/>
        </draw:line>
        <draw:line draw:style-name="gr5" draw:text-style-name="P2" draw:layer="layout" svg:x1="9.144cm" svg:y1="11.684cm" svg:x2="10.668cm" svg:y2="11.684cm">
          <text:p/>
        </draw:line>
        <draw:line draw:style-name="gr4" draw:text-style-name="P2" draw:layer="layout" svg:x1="20.066cm" svg:y1="7.112cm" svg:x2="17.78cm" svg:y2="7.112cm">
          <text:p/>
        </draw:line>
        <draw:line draw:style-name="gr4" draw:text-style-name="P2" draw:layer="layout" svg:x1="17.78cm" svg:y1="7.112cm" svg:x2="17.78cm" svg:y2="12.7cm">
          <text:p/>
        </draw:line>
        <draw:line draw:style-name="gr5" draw:text-style-name="P2" draw:layer="layout" svg:x1="17.78cm" svg:y1="12.7cm" svg:x2="16.764cm" svg:y2="12.7cm">
          <text:p/>
        </draw:line>
        <draw:frame draw:style-name="gr3" draw:text-style-name="P4" draw:layer="layout" svg:width="0.637cm" svg:height="0.645cm" svg:x="10.16cm" svg:y="11.176cm">
          <draw:text-box>
            <text:p><text:span text:style-name="T1">*</text:span></text:p>
          </draw:text-box>
        </draw:frame>
        <draw:frame draw:style-name="gr3" draw:text-style-name="P4" draw:layer="layout" svg:width="0.637cm" svg:height="0.645cm" svg:x="16.764cm" svg:y="12.192cm">
          <draw:text-box>
            <text:p><text:span text:style-name="T1">*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318cm" svg:height="2.54cm" svg:x="9.906cm" svg:y="0.254cm">
          <text:p text:style-name="P1">Krjautuminen</text:p>
          <text:p text:style-name="P1">julkine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4cm" svg:height="2.54cm" svg:x="1.524cm" svg:y="3.302cm">
          <text:p text:style-name="P1"><text:span text:style-name="T1">Uusi käyttäjä</text:span></text:p>
          <text:p text:style-name="P1"><text:span text:style-name="T1">julkin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4cm" svg:height="2.794cm" svg:x="1.524cm" svg:y="7.112cm">
          <text:p text:style-name="P1"><text:span text:style-name="T1">Kulutuksen seuranta</text:span></text:p>
          <text:p text:style-name="P1"><text:span text:style-name="T1">julkine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13.462cm" svg:y="5.08cm">
          <text:p text:style-name="P1">Pääsivu</text:p>
          <text:p text:style-name="P1">päiväkirjasivu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4cm" svg:height="1.778cm" svg:x="16.51cm" svg:y="8.382cm">
          <text:p text:style-name="P1"><text:span text:style-name="T1">Lajitietojen päivity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79cm" svg:height="2.314cm" draw:transform="skewX (0.00122173047639603) rotate (0.00383972435438752) translate (10.556cm 9.168cm)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769cm" svg:height="0.725cm" svg:x="10.467cm" svg:y="9.689cm">
          <draw:text-box>
            <text:p><text:span text:style-name="T1">Omien tietojen päivitys</text:span></text:p>
          </draw:text-box>
        </draw:frame>
        <draw:custom-shape draw:style-name="gr1" draw:text-style-name="P1" draw:layer="layout" svg:width="3.302cm" svg:height="2.286cm" svg:x="20.066cm" svg:y="5.588cm">
          <text:p text:style-name="P1">Logout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97cm" svg:y1="2.794cm" svg:x2="13.97cm" svg:y2="5.08cm">
          <text:p/>
        </draw:line>
        <draw:line draw:style-name="gr4" draw:text-style-name="P1" draw:layer="layout" svg:x1="13.97cm" svg:y1="7.62cm" svg:x2="13.97cm" svg:y2="9.15cm">
          <text:p/>
        </draw:line>
        <draw:line draw:style-name="gr4" draw:text-style-name="P1" draw:layer="layout" svg:x1="17.272cm" svg:y1="7.62cm" svg:x2="17.272cm" svg:y2="8.382cm">
          <text:p/>
        </draw:line>
        <draw:line draw:style-name="gr4" draw:text-style-name="P1" draw:layer="layout" svg:x1="17.272cm" svg:y1="6.604cm" svg:x2="20.066cm" svg:y2="6.604cm">
          <text:p/>
        </draw:line>
        <draw:line draw:style-name="gr4" draw:text-style-name="P1" draw:layer="layout" svg:x1="9.906cm" svg:y1="2.286cm" svg:x2="5.588cm" svg:y2="4.318cm">
          <text:p/>
        </draw:line>
        <draw:line draw:style-name="gr4" draw:text-style-name="P1" draw:layer="layout" svg:x1="9.906cm" svg:y1="2.794cm" svg:x2="5.588cm" svg:y2="8.128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